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troll" table:style-name="ta1">
        <table:table-column table:style-name="co1" table:default-cell-style-name="Default"/>
        <table:table-row table:style-name="ro1">
          <table:table-cell office:value-type="string" calcext:value-type="string">
            <text:p>Controll</text:p>
          </table:table-cell>
        </table:table-row>
      </table:table>
      <table:table table:name="Alpha Results" table:style-name="ta1">
        <table:shapes>
          <draw:frame draw:z-index="0" draw:style-name="gr1" draw:text-style-name="P1" svg:width="15.997cm" svg:height="9.005cm" svg:x="60.819cm" svg:y="8.234cm">
            <draw:object draw:notify-on-update-of-ranges="'Alpha Results'.N19:'Alpha Results'.N40 'Alpha Results'.Z19:'Alpha Results'.Z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9.004cm" svg:x="60.131cm" svg:y="17.452cm">
            <draw:object draw:notify-on-update-of-ranges="'Alpha Results'.N19:'Alpha Results'.N40 'Alpha Results'.W19:'Alpha Results'.W40 'Alpha Results'.X19:'Alpha Results'.X40 'Alpha Results'.Y19:'Alpha Results'.Y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lpha = 1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Alpha = 0.5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Alpha = 0.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GasMin</text:p>
          </table:table-cell>
          <table:table-cell office:value-type="string" calcext:value-type="string">
            <text:p>Gasmax</text:p>
          </table:table-cell>
          <table:table-cell office:value-type="string" calcext:value-type="string">
            <text:p>GasAVG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GasMin</text:p>
          </table:table-cell>
          <table:table-cell office:value-type="string" calcext:value-type="string">
            <text:p>Gasmax</text:p>
          </table:table-cell>
          <table:table-cell office:value-type="string" calcext:value-type="string">
            <text:p>GasAVG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GasMin</text:p>
          </table:table-cell>
          <table:table-cell office:value-type="string" calcext:value-type="string">
            <text:p>Gasmax</text:p>
          </table:table-cell>
          <table:table-cell office:value-type="string" calcext:value-type="string">
            <text:p>GasAV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B3]/100" office:value-type="float" office:value="0.25" calcext:value-type="float">
            <text:p>0.25</text:p>
          </table:table-cell>
          <table:table-cell table:formula="of:=[.C3]/100" office:value-type="float" office:value="0.18" calcext:value-type="float">
            <text:p>0.18</text:p>
          </table:table-cell>
          <table:table-cell table:formula="of:=[.D3]/100" office:value-type="float" office:value="0.01" calcext:value-type="float">
            <text:p>0.01</text:p>
          </table:table-cell>
          <table:table-cell table:formula="of:=[.E3]/100" office:value-type="float" office:value="0.56" calcext:value-type="float">
            <text:p>0.56</text:p>
          </table:table-cell>
          <table:table-cell office:value-type="float" office:value="143313" calcext:value-type="float">
            <text:p>143313</text:p>
          </table:table-cell>
          <table:table-cell office:value-type="float" office:value="317827" calcext:value-type="float">
            <text:p>317827</text:p>
          </table:table-cell>
          <table:table-cell office:value-type="float" office:value="179538.75" calcext:value-type="float">
            <text:p>179538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[.O3]/100" office:value-type="float" office:value="0.27" calcext:value-type="float">
            <text:p>0.27</text:p>
          </table:table-cell>
          <table:table-cell table:formula="of:=[.P3]/100" office:value-type="float" office:value="0.25" calcext:value-type="float">
            <text:p>0.25</text:p>
          </table:table-cell>
          <table:table-cell table:formula="of:=[.Q3]/100" office:value-type="float" office:value="0.03" calcext:value-type="float">
            <text:p>0.03</text:p>
          </table:table-cell>
          <table:table-cell table:formula="of:=[.R3]/100" office:value-type="float" office:value="0.45" calcext:value-type="float">
            <text:p>0.4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formula="of:=[.AB3]/100" office:value-type="float" office:value="0.23" calcext:value-type="float">
            <text:p>0.23</text:p>
          </table:table-cell>
          <table:table-cell table:formula="of:=[.AC3]/100" office:value-type="float" office:value="0.31" calcext:value-type="float">
            <text:p>0.31</text:p>
          </table:table-cell>
          <table:table-cell table:formula="of:=[.AD3]/100" office:value-type="float" office:value="0.07" calcext:value-type="float">
            <text:p>0.07</text:p>
          </table:table-cell>
          <table:table-cell table:formula="of:=[.AE3]/100" office:value-type="float" office:value="0.39" calcext:value-type="float">
            <text:p>0.39</text:p>
          </table:table-cell>
          <table:table-cell office:value-type="float" office:value="59291" calcext:value-type="float">
            <text:p>59291</text:p>
          </table:table-cell>
          <table:table-cell office:value-type="float" office:value="760907" calcext:value-type="float">
            <text:p>760907</text:p>
          </table:table-cell>
          <table:table-cell office:value-type="float" office:value="644415" calcext:value-type="float">
            <text:p>644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[.B4]/100" office:value-type="float" office:value="0.18" calcext:value-type="float">
            <text:p>0.18</text:p>
          </table:table-cell>
          <table:table-cell table:formula="of:=[.C4]/100" office:value-type="float" office:value="0.2" calcext:value-type="float">
            <text:p>0.2</text:p>
          </table:table-cell>
          <table:table-cell table:formula="of:=[.D4]/100" office:value-type="float" office:value="0.02" calcext:value-type="float">
            <text:p>0.02</text:p>
          </table:table-cell>
          <table:table-cell table:formula="of:=[.E4]/100" office:value-type="float" office:value="0.6" calcext:value-type="float">
            <text:p>0.6</text:p>
          </table:table-cell>
          <table:table-cell office:value-type="float" office:value="143314" calcext:value-type="float">
            <text:p>143314</text:p>
          </table:table-cell>
          <table:table-cell office:value-type="float" office:value="307929" calcext:value-type="float">
            <text:p>307929</text:p>
          </table:table-cell>
          <table:table-cell office:value-type="float" office:value="179324" calcext:value-type="float">
            <text:p>1793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formula="of:=[.O4]/100" office:value-type="float" office:value="0.3" calcext:value-type="float">
            <text:p>0.3</text:p>
          </table:table-cell>
          <table:table-cell table:formula="of:=[.P4]/100" office:value-type="float" office:value="0.24" calcext:value-type="float">
            <text:p>0.24</text:p>
          </table:table-cell>
          <table:table-cell table:formula="of:=[.Q4]/100" office:value-type="float" office:value="0.02" calcext:value-type="float">
            <text:p>0.02</text:p>
          </table:table-cell>
          <table:table-cell table:formula="of:=[.R4]/100" office:value-type="float" office:value="0.44" calcext:value-type="float">
            <text:p>0.4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[.AB4]/100" office:value-type="float" office:value="0.31" calcext:value-type="float">
            <text:p>0.31</text:p>
          </table:table-cell>
          <table:table-cell table:formula="of:=[.AC4]/100" office:value-type="float" office:value="0.31" calcext:value-type="float">
            <text:p>0.31</text:p>
          </table:table-cell>
          <table:table-cell table:formula="of:=[.AD4]/100" office:value-type="float" office:value="0.02" calcext:value-type="float">
            <text:p>0.02</text:p>
          </table:table-cell>
          <table:table-cell table:formula="of:=[.AE4]/100" office:value-type="float" office:value="0.36" calcext:value-type="float">
            <text:p>0.36</text:p>
          </table:table-cell>
          <table:table-cell office:value-type="float" office:value="592920" calcext:value-type="float">
            <text:p>592920</text:p>
          </table:table-cell>
          <table:table-cell office:value-type="float" office:value="703046" calcext:value-type="float">
            <text:p>703046</text:p>
          </table:table-cell>
          <table:table-cell office:value-type="float" office:value="644665" calcext:value-type="float">
            <text:p>6446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B5]/100" office:value-type="float" office:value="0.17" calcext:value-type="float">
            <text:p>0.17</text:p>
          </table:table-cell>
          <table:table-cell table:formula="of:=[.C5]/100" office:value-type="float" office:value="0.2" calcext:value-type="float">
            <text:p>0.2</text:p>
          </table:table-cell>
          <table:table-cell table:formula="of:=[.D5]/100" office:value-type="float" office:value="0" calcext:value-type="float">
            <text:p>0</text:p>
          </table:table-cell>
          <table:table-cell table:formula="of:=[.E5]/100" office:value-type="float" office:value="0.63" calcext:value-type="float">
            <text:p>0.6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formula="of:=[.O5]/100" office:value-type="float" office:value="0.18" calcext:value-type="float">
            <text:p>0.18</text:p>
          </table:table-cell>
          <table:table-cell table:formula="of:=[.P5]/100" office:value-type="float" office:value="0.32" calcext:value-type="float">
            <text:p>0.32</text:p>
          </table:table-cell>
          <table:table-cell table:formula="of:=[.Q5]/100" office:value-type="float" office:value="0.06" calcext:value-type="float">
            <text:p>0.06</text:p>
          </table:table-cell>
          <table:table-cell table:formula="of:=[.R5]/100" office:value-type="float" office:value="0.44" calcext:value-type="float">
            <text:p>0.4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AB5]/100" office:value-type="float" office:value="0.28" calcext:value-type="float">
            <text:p>0.28</text:p>
          </table:table-cell>
          <table:table-cell table:formula="of:=[.AC5]/100" office:value-type="float" office:value="0.25" calcext:value-type="float">
            <text:p>0.25</text:p>
          </table:table-cell>
          <table:table-cell table:formula="of:=[.AD5]/100" office:value-type="float" office:value="0.05" calcext:value-type="float">
            <text:p>0.05</text:p>
          </table:table-cell>
          <table:table-cell table:formula="of:=[.AE5]/100" office:value-type="float" office:value="0.42" calcext:value-type="float">
            <text:p>0.42</text:p>
          </table:table-cell>
          <table:table-cell office:value-type="float" office:value="592921" calcext:value-type="float">
            <text:p>592921</text:p>
          </table:table-cell>
          <table:table-cell office:value-type="float" office:value="701764" calcext:value-type="float">
            <text:p>701764</text:p>
          </table:table-cell>
          <table:table-cell office:value-type="float" office:value="642963" calcext:value-type="float">
            <text:p>6429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B6]/100" office:value-type="float" office:value="0.25" calcext:value-type="float">
            <text:p>0.25</text:p>
          </table:table-cell>
          <table:table-cell table:formula="of:=[.C6]/100" office:value-type="float" office:value="0.15" calcext:value-type="float">
            <text:p>0.15</text:p>
          </table:table-cell>
          <table:table-cell table:formula="of:=[.D6]/100" office:value-type="float" office:value="0" calcext:value-type="float">
            <text:p>0</text:p>
          </table:table-cell>
          <table:table-cell table:formula="of:=[.E6]/100" office:value-type="float" office:value="0.6" calcext:value-type="float">
            <text:p>0.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formula="of:=[.O6]/100" office:value-type="float" office:value="0.24" calcext:value-type="float">
            <text:p>0.24</text:p>
          </table:table-cell>
          <table:table-cell table:formula="of:=[.P6]/100" office:value-type="float" office:value="0.18" calcext:value-type="float">
            <text:p>0.18</text:p>
          </table:table-cell>
          <table:table-cell table:formula="of:=[.Q6]/100" office:value-type="float" office:value="0.03" calcext:value-type="float">
            <text:p>0.03</text:p>
          </table:table-cell>
          <table:table-cell table:formula="of:=[.R6]/100" office:value-type="float" office:value="0.55" calcext:value-type="float">
            <text:p>0.5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B6]/100" office:value-type="float" office:value="0.26" calcext:value-type="float">
            <text:p>0.26</text:p>
          </table:table-cell>
          <table:table-cell table:formula="of:=[.AC6]/100" office:value-type="float" office:value="0.26" calcext:value-type="float">
            <text:p>0.26</text:p>
          </table:table-cell>
          <table:table-cell table:formula="of:=[.AD6]/100" office:value-type="float" office:value="0.05" calcext:value-type="float">
            <text:p>0.05</text:p>
          </table:table-cell>
          <table:table-cell table:formula="of:=[.AE6]/100" office:value-type="float" office:value="0.43" calcext:value-type="float">
            <text:p>0.43</text:p>
          </table:table-cell>
          <table:table-cell office:value-type="float" office:value="592922" calcext:value-type="float">
            <text:p>592922</text:p>
          </table:table-cell>
          <table:table-cell office:value-type="float" office:value="709662" calcext:value-type="float">
            <text:p>709662</text:p>
          </table:table-cell>
          <table:table-cell office:value-type="float" office:value="641146" calcext:value-type="float">
            <text:p>6411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B7]/100" office:value-type="float" office:value="0.16" calcext:value-type="float">
            <text:p>0.16</text:p>
          </table:table-cell>
          <table:table-cell table:formula="of:=[.C7]/100" office:value-type="float" office:value="0.1" calcext:value-type="float">
            <text:p>0.1</text:p>
          </table:table-cell>
          <table:table-cell table:formula="of:=[.D7]/100" office:value-type="float" office:value="0.02" calcext:value-type="float">
            <text:p>0.02</text:p>
          </table:table-cell>
          <table:table-cell table:formula="of:=[.E7]/100" office:value-type="float" office:value="0.72" calcext:value-type="float">
            <text:p>0.7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O7]/100" office:value-type="float" office:value="0.21" calcext:value-type="float">
            <text:p>0.21</text:p>
          </table:table-cell>
          <table:table-cell table:formula="of:=[.P7]/100" office:value-type="float" office:value="0.22" calcext:value-type="float">
            <text:p>0.22</text:p>
          </table:table-cell>
          <table:table-cell table:formula="of:=[.Q7]/100" office:value-type="float" office:value="0.05" calcext:value-type="float">
            <text:p>0.05</text:p>
          </table:table-cell>
          <table:table-cell table:formula="of:=[.R7]/100" office:value-type="float" office:value="0.52" calcext:value-type="float">
            <text:p>0.5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formula="of:=[.AB7]/100" office:value-type="float" office:value="0.23" calcext:value-type="float">
            <text:p>0.23</text:p>
          </table:table-cell>
          <table:table-cell table:formula="of:=[.AC7]/100" office:value-type="float" office:value="0.28" calcext:value-type="float">
            <text:p>0.28</text:p>
          </table:table-cell>
          <table:table-cell table:formula="of:=[.AD7]/100" office:value-type="float" office:value="0.02" calcext:value-type="float">
            <text:p>0.02</text:p>
          </table:table-cell>
          <table:table-cell table:formula="of:=[.AE7]/100" office:value-type="float" office:value="0.47" calcext:value-type="float">
            <text:p>0.4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B8]/100" office:value-type="float" office:value="0.27" calcext:value-type="float">
            <text:p>0.27</text:p>
          </table:table-cell>
          <table:table-cell table:formula="of:=[.C8]/100" office:value-type="float" office:value="0.11" calcext:value-type="float">
            <text:p>0.11</text:p>
          </table:table-cell>
          <table:table-cell table:formula="of:=[.D8]/100" office:value-type="float" office:value="0" calcext:value-type="float">
            <text:p>0</text:p>
          </table:table-cell>
          <table:table-cell table:formula="of:=[.E8]/100" office:value-type="float" office:value="0.62" calcext:value-type="float">
            <text:p>0.6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formula="of:=[.O8]/100" office:value-type="float" office:value="0.25" calcext:value-type="float">
            <text:p>0.25</text:p>
          </table:table-cell>
          <table:table-cell table:formula="of:=[.P8]/100" office:value-type="float" office:value="0.24" calcext:value-type="float">
            <text:p>0.24</text:p>
          </table:table-cell>
          <table:table-cell table:formula="of:=[.Q8]/100" office:value-type="float" office:value="0.02" calcext:value-type="float">
            <text:p>0.02</text:p>
          </table:table-cell>
          <table:table-cell table:formula="of:=[.R8]/100" office:value-type="float" office:value="0.49" calcext:value-type="float">
            <text:p>0.49</text:p>
          </table:table-cell>
          <table:table-cell office:value-type="float" office:value="265059" calcext:value-type="float">
            <text:p>265059</text:p>
          </table:table-cell>
          <table:table-cell office:value-type="float" office:value="437575" calcext:value-type="float">
            <text:p>437575</text:p>
          </table:table-cell>
          <table:table-cell office:value-type="float" office:value="306754" calcext:value-type="float">
            <text:p>3067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formula="of:=[.AB8]/100" office:value-type="float" office:value="0.31" calcext:value-type="float">
            <text:p>0.31</text:p>
          </table:table-cell>
          <table:table-cell table:formula="of:=[.AC8]/100" office:value-type="float" office:value="0.22" calcext:value-type="float">
            <text:p>0.22</text:p>
          </table:table-cell>
          <table:table-cell table:formula="of:=[.AD8]/100" office:value-type="float" office:value="0.07" calcext:value-type="float">
            <text:p>0.07</text:p>
          </table:table-cell>
          <table:table-cell table:formula="of:=[.AE8]/100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B9]/100" office:value-type="float" office:value="0.28" calcext:value-type="float">
            <text:p>0.28</text:p>
          </table:table-cell>
          <table:table-cell table:formula="of:=[.C9]/100" office:value-type="float" office:value="0.17" calcext:value-type="float">
            <text:p>0.17</text:p>
          </table:table-cell>
          <table:table-cell table:formula="of:=[.D9]/100" office:value-type="float" office:value="0.01" calcext:value-type="float">
            <text:p>0.01</text:p>
          </table:table-cell>
          <table:table-cell table:formula="of:=[.E9]/100" office:value-type="float" office:value="0.54" calcext:value-type="float">
            <text:p>0.5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formula="of:=[.O9]/100" office:value-type="float" office:value="0.18" calcext:value-type="float">
            <text:p>0.18</text:p>
          </table:table-cell>
          <table:table-cell table:formula="of:=[.P9]/100" office:value-type="float" office:value="0.22" calcext:value-type="float">
            <text:p>0.22</text:p>
          </table:table-cell>
          <table:table-cell table:formula="of:=[.Q9]/100" office:value-type="float" office:value="0.06" calcext:value-type="float">
            <text:p>0.06</text:p>
          </table:table-cell>
          <table:table-cell table:formula="of:=[.R9]/100" office:value-type="float" office:value="0.54" calcext:value-type="float">
            <text:p>0.54</text:p>
          </table:table-cell>
          <table:table-cell office:value-type="float" office:value="265059" calcext:value-type="float">
            <text:p>265059</text:p>
          </table:table-cell>
          <table:table-cell office:value-type="float" office:value="371173" calcext:value-type="float">
            <text:p>371173</text:p>
          </table:table-cell>
          <table:table-cell office:value-type="float" office:value="303150.73" calcext:value-type="float">
            <text:p>303150.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[.AB9]/100" office:value-type="float" office:value="0.29" calcext:value-type="float">
            <text:p>0.29</text:p>
          </table:table-cell>
          <table:table-cell table:formula="of:=[.AC9]/100" office:value-type="float" office:value="0.26" calcext:value-type="float">
            <text:p>0.26</text:p>
          </table:table-cell>
          <table:table-cell table:formula="of:=[.AD9]/100" office:value-type="float" office:value="0.05" calcext:value-type="float">
            <text:p>0.05</text:p>
          </table:table-cell>
          <table:table-cell table:formula="of:=[.AE9]/100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formula="of:=[.B10]/100" office:value-type="float" office:value="0.16" calcext:value-type="float">
            <text:p>0.16</text:p>
          </table:table-cell>
          <table:table-cell table:formula="of:=[.C10]/100" office:value-type="float" office:value="0.15" calcext:value-type="float">
            <text:p>0.15</text:p>
          </table:table-cell>
          <table:table-cell table:formula="of:=[.D10]/100" office:value-type="float" office:value="0.01" calcext:value-type="float">
            <text:p>0.01</text:p>
          </table:table-cell>
          <table:table-cell table:formula="of:=[.E10]/100" office:value-type="float" office:value="0.68" calcext:value-type="float">
            <text:p>0.6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formula="of:=[.O10]/100" office:value-type="float" office:value="0.25" calcext:value-type="float">
            <text:p>0.25</text:p>
          </table:table-cell>
          <table:table-cell table:formula="of:=[.P10]/100" office:value-type="float" office:value="0.19" calcext:value-type="float">
            <text:p>0.19</text:p>
          </table:table-cell>
          <table:table-cell table:formula="of:=[.Q10]/100" office:value-type="float" office:value="0.07" calcext:value-type="float">
            <text:p>0.07</text:p>
          </table:table-cell>
          <table:table-cell table:formula="of:=[.R10]/100" office:value-type="float" office:value="0.49" calcext:value-type="float">
            <text:p>0.49</text:p>
          </table:table-cell>
          <table:table-cell office:value-type="float" office:value="265059" calcext:value-type="float">
            <text:p>265059</text:p>
          </table:table-cell>
          <table:table-cell office:value-type="float" office:value="378430" calcext:value-type="float">
            <text:p>378430</text:p>
          </table:table-cell>
          <table:table-cell office:value-type="float" office:value="306797" calcext:value-type="float">
            <text:p>3067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[.AB10]/100" office:value-type="float" office:value="0.29" calcext:value-type="float">
            <text:p>0.29</text:p>
          </table:table-cell>
          <table:table-cell table:formula="of:=[.AC10]/100" office:value-type="float" office:value="0.33" calcext:value-type="float">
            <text:p>0.33</text:p>
          </table:table-cell>
          <table:table-cell table:formula="of:=[.AD10]/100" office:value-type="float" office:value="0.02" calcext:value-type="float">
            <text:p>0.02</text:p>
          </table:table-cell>
          <table:table-cell table:formula="of:=[.AE10]/100" office:value-type="float" office:value="0.35" calcext:value-type="float">
            <text:p>0.3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B11]/100" office:value-type="float" office:value="0.22" calcext:value-type="float">
            <text:p>0.22</text:p>
          </table:table-cell>
          <table:table-cell table:formula="of:=[.C11]/100" office:value-type="float" office:value="0.15" calcext:value-type="float">
            <text:p>0.15</text:p>
          </table:table-cell>
          <table:table-cell table:formula="of:=[.D11]/100" office:value-type="float" office:value="0" calcext:value-type="float">
            <text:p>0</text:p>
          </table:table-cell>
          <table:table-cell table:formula="of:=[.E11]/100" office:value-type="float" office:value="0.63" calcext:value-type="float">
            <text:p>0.6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formula="of:=[.O11]/100" office:value-type="float" office:value="0.25" calcext:value-type="float">
            <text:p>0.25</text:p>
          </table:table-cell>
          <table:table-cell table:formula="of:=[.P11]/100" office:value-type="float" office:value="0.18" calcext:value-type="float">
            <text:p>0.18</text:p>
          </table:table-cell>
          <table:table-cell table:formula="of:=[.Q11]/100" office:value-type="float" office:value="0.02" calcext:value-type="float">
            <text:p>0.02</text:p>
          </table:table-cell>
          <table:table-cell table:formula="of:=[.R11]/100" office:value-type="float" office:value="0.55" calcext:value-type="float">
            <text:p>0.55</text:p>
          </table:table-cell>
          <table:table-cell office:value-type="float" office:value="265060" calcext:value-type="float">
            <text:p>265060</text:p>
          </table:table-cell>
          <table:table-cell office:value-type="float" office:value="432316" calcext:value-type="float">
            <text:p>432316</text:p>
          </table:table-cell>
          <table:table-cell office:value-type="float" office:value="302643" calcext:value-type="float">
            <text:p>3026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B11]/100" office:value-type="float" office:value="0.21" calcext:value-type="float">
            <text:p>0.21</text:p>
          </table:table-cell>
          <table:table-cell table:formula="of:=[.AC11]/100" office:value-type="float" office:value="0.24" calcext:value-type="float">
            <text:p>0.24</text:p>
          </table:table-cell>
          <table:table-cell table:formula="of:=[.AD11]/100" office:value-type="float" office:value="0.06" calcext:value-type="float">
            <text:p>0.06</text:p>
          </table:table-cell>
          <table:table-cell table:formula="of:=[.AE11]/100" office:value-type="float" office:value="0.49" calcext:value-type="float">
            <text:p>0.4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[.B12]/100" office:value-type="float" office:value="0.21" calcext:value-type="float">
            <text:p>0.21</text:p>
          </table:table-cell>
          <table:table-cell table:formula="of:=[.C12]/100" office:value-type="float" office:value="0.11" calcext:value-type="float">
            <text:p>0.11</text:p>
          </table:table-cell>
          <table:table-cell table:formula="of:=[.D12]/100" office:value-type="float" office:value="0" calcext:value-type="float">
            <text:p>0</text:p>
          </table:table-cell>
          <table:table-cell table:formula="of:=[.E12]/100" office:value-type="float" office:value="0.68" calcext:value-type="float">
            <text:p>0.6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O12]/100" office:value-type="float" office:value="0.24" calcext:value-type="float">
            <text:p>0.24</text:p>
          </table:table-cell>
          <table:table-cell table:formula="of:=[.P12]/100" office:value-type="float" office:value="0.19" calcext:value-type="float">
            <text:p>0.19</text:p>
          </table:table-cell>
          <table:table-cell table:formula="of:=[.Q12]/100" office:value-type="float" office:value="0.05" calcext:value-type="float">
            <text:p>0.05</text:p>
          </table:table-cell>
          <table:table-cell table:formula="of:=[.R12]/100" office:value-type="float" office:value="0.52" calcext:value-type="float">
            <text:p>0.52</text:p>
          </table:table-cell>
          <table:table-cell office:value-type="float" office:value="265061" calcext:value-type="float">
            <text:p>265061</text:p>
          </table:table-cell>
          <table:table-cell office:value-type="float" office:value="371814" calcext:value-type="float">
            <text:p>371814</text:p>
          </table:table-cell>
          <table:table-cell office:value-type="float" office:value="305326" calcext:value-type="float">
            <text:p>3053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[.AB12]/100" office:value-type="float" office:value="0.24" calcext:value-type="float">
            <text:p>0.24</text:p>
          </table:table-cell>
          <table:table-cell table:formula="of:=[.AC12]/100" office:value-type="float" office:value="0.33" calcext:value-type="float">
            <text:p>0.33</text:p>
          </table:table-cell>
          <table:table-cell table:formula="of:=[.AD12]/100" office:value-type="float" office:value="0.07" calcext:value-type="float">
            <text:p>0.07</text:p>
          </table:table-cell>
          <table:table-cell table:formula="of:=[.AE12]/100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AVERAGE([.B3:.B12])" office:value-type="float" office:value="21.5" calcext:value-type="float">
            <text:p>21.5</text:p>
          </table:table-cell>
          <table:table-cell table:formula="of:=AVERAGE([.C3:.C12])" office:value-type="float" office:value="15.2" calcext:value-type="float">
            <text:p>15.2</text:p>
          </table:table-cell>
          <table:table-cell table:formula="of:=AVERAGE([.D3:.D12])" office:value-type="float" office:value="0.7" calcext:value-type="float">
            <text:p>0.7</text:p>
          </table:table-cell>
          <table:table-cell table:formula="of:=AVERAGE([.E3:.E12])" office:value-type="float" office:value="62.6" calcext:value-type="float">
            <text:p>62.6</text:p>
          </table:table-cell>
          <table:table-cell table:formula="of:=AVERAGE([.F3:.F12])" office:value-type="float" office:value="0.215" calcext:value-type="float">
            <text:p>0.215</text:p>
          </table:table-cell>
          <table:table-cell table:formula="of:=AVERAGE([.G3:.G12])" office:value-type="float" office:value="0.152" calcext:value-type="float">
            <text:p>0.152</text:p>
          </table:table-cell>
          <table:table-cell table:formula="of:=AVERAGE([.H3:.H12])" office:value-type="float" office:value="0.007" calcext:value-type="float">
            <text:p>0.007</text:p>
          </table:table-cell>
          <table:table-cell table:formula="of:=AVERAGE([.I3:.I12])" office:value-type="float" office:value="0.626" calcext:value-type="float">
            <text:p>0.626</text:p>
          </table:table-cell>
          <table:table-cell table:number-columns-repeated="4"/>
          <table:table-cell office:value-type="string" calcext:value-type="string">
            <text:p>total_mean</text:p>
          </table:table-cell>
          <table:table-cell table:number-columns-repeated="4"/>
          <table:table-cell table:formula="of:=AVERAGE([.S3:.S11])" office:value-type="float" office:value="0.236666666666667" calcext:value-type="float">
            <text:p>0.236666666666667</text:p>
          </table:table-cell>
          <table:table-cell table:formula="of:=AVERAGE([.T3:.T11])" office:value-type="float" office:value="0.226666666666667" calcext:value-type="float">
            <text:p>0.226666666666667</text:p>
          </table:table-cell>
          <table:table-cell table:formula="of:=AVERAGE([.U3:.U11])" office:value-type="float" office:value="0.04" calcext:value-type="float">
            <text:p>0.04</text:p>
          </table:table-cell>
          <table:table-cell table:formula="of:=AVERAGE([.V3:.V11])" office:value-type="float" office:value="0.496666666666667" calcext:value-type="float">
            <text:p>0.496666666666667</text:p>
          </table:table-cell>
          <table:table-cell table:number-columns-repeated="4"/>
          <table:table-cell office:value-type="string" calcext:value-type="string">
            <text:p>tottal</text:p>
          </table:table-cell>
          <table:table-cell table:number-columns-repeated="4"/>
          <table:table-cell table:formula="of:=AVERAGE([.AF3:.AF12])" office:value-type="float" office:value="0.265" calcext:value-type="float">
            <text:p>0.265</text:p>
          </table:table-cell>
          <table:table-cell table:formula="of:=AVERAGE([.AG3:.AG12])" office:value-type="float" office:value="0.279" calcext:value-type="float">
            <text:p>0.279</text:p>
          </table:table-cell>
          <table:table-cell table:formula="of:=AVERAGE([.AH3:.AH12])" office:value-type="float" office:value="0.048" calcext:value-type="float">
            <text:p>0.048</text:p>
          </table:table-cell>
          <table:table-cell table:formula="of:=AVERAGE([.AI3:.AI12])" office:value-type="float" office:value="0.407" calcext:value-type="float">
            <text:p>0.4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table:number-columns-repeated="11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table:number-columns-repeated="11"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591" calcext:value-type="float">
            <text:p>591</text:p>
          </table:table-cell>
          <table:table-cell table:formula="of:=[.B15]/1000" office:value-type="float" office:value="0.241" calcext:value-type="float">
            <text:p>0.241</text:p>
          </table:table-cell>
          <table:table-cell table:formula="of:=[.C15]/1000" office:value-type="float" office:value="0.162" calcext:value-type="float">
            <text:p>0.162</text:p>
          </table:table-cell>
          <table:table-cell table:formula="of:=[.D15]/1000" office:value-type="float" office:value="0.006" calcext:value-type="float">
            <text:p>0.006</text:p>
          </table:table-cell>
          <table:table-cell table:formula="of:=[.E15]/1000" office:value-type="float" office:value="0.591" calcext:value-type="float">
            <text:p>0.591</text:p>
          </table:table-cell>
          <table:table-cell office:value-type="float" office:value="141129" calcext:value-type="float">
            <text:p>141129</text:p>
          </table:table-cell>
          <table:table-cell office:value-type="float" office:value="239663" calcext:value-type="float">
            <text:p>239663</text:p>
          </table:table-cell>
          <table:table-cell office:value-type="float" office:value="169982" calcext:value-type="float">
            <text:p>169982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267" calcext:value-type="float">
            <text:p>267</text:p>
          </table:table-cell>
          <table:table-cell office:value-type="float" office:value="24" calcext:value-type="float">
            <text:p>24</text:p>
          </table:table-cell>
          <table:table-cell office:value-type="float" office:value="374" calcext:value-type="float">
            <text:p>374</text:p>
          </table:table-cell>
          <table:table-cell table:formula="of:=[.O15]/1000" office:value-type="float" office:value="0.335" calcext:value-type="float">
            <text:p>0.335</text:p>
          </table:table-cell>
          <table:table-cell table:formula="of:=[.P15]/1000" office:value-type="float" office:value="0.267" calcext:value-type="float">
            <text:p>0.267</text:p>
          </table:table-cell>
          <table:table-cell table:formula="of:=[.Q15]/1000" office:value-type="float" office:value="0.024" calcext:value-type="float">
            <text:p>0.024</text:p>
          </table:table-cell>
          <table:table-cell table:formula="of:=[.R15]/1000" office:value-type="float" office:value="0.374" calcext:value-type="float">
            <text:p>0.374</text:p>
          </table:table-cell>
          <table:table-cell office:value-type="float" office:value="210737" calcext:value-type="float">
            <text:p>210737</text:p>
          </table:table-cell>
          <table:table-cell office:value-type="float" office:value="362138" calcext:value-type="float">
            <text:p>362138</text:p>
          </table:table-cell>
          <table:table-cell office:value-type="float" office:value="262696" calcext:value-type="float">
            <text:p>262696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311" calcext:value-type="float">
            <text:p>311</text:p>
          </table:table-cell>
          <table:table-cell office:value-type="float" office:value="52" calcext:value-type="float">
            <text:p>52</text:p>
          </table:table-cell>
          <table:table-cell office:value-type="float" office:value="251" calcext:value-type="float">
            <text:p>251</text:p>
          </table:table-cell>
          <table:table-cell table:formula="of:=[.AB15]/1000" office:value-type="float" office:value="0.386" calcext:value-type="float">
            <text:p>0.386</text:p>
          </table:table-cell>
          <table:table-cell table:formula="of:=[.AC15]/1000" office:value-type="float" office:value="0.311" calcext:value-type="float">
            <text:p>0.311</text:p>
          </table:table-cell>
          <table:table-cell table:formula="of:=[.AD15]/1000" office:value-type="float" office:value="0.052" calcext:value-type="float">
            <text:p>0.052</text:p>
          </table:table-cell>
          <table:table-cell table:formula="of:=[.AE15]/1000" office:value-type="float" office:value="0.251" calcext:value-type="float">
            <text:p>0.251</text:p>
          </table:table-cell>
          <table:table-cell office:value-type="float" office:value="322403" calcext:value-type="float">
            <text:p>322403</text:p>
          </table:table-cell>
          <table:table-cell office:value-type="float" office:value="757759" calcext:value-type="float">
            <text:p>757759</text:p>
          </table:table-cell>
          <table:table-cell office:value-type="float" office:value="473145" calcext:value-type="float">
            <text:p>473145</text:p>
          </table:table-cell>
        </table:table-row>
        <table:table-row table:style-name="ro1">
          <table:table-cell table:number-columns-repeated="38"/>
        </table:table-row>
        <table:table-row table:style-name="ro1">
          <table:table-cell table:number-columns-repeated="13"/>
          <table:table-cell office:value-type="string" calcext:value-type="string">
            <text:p>sqrt testing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string" calcext:value-type="string">
            <text:p>n</text:p>
          </table:table-cell>
          <table:table-cell office:value-type="string" calcext:value-type="string">
            <text:p>number of iterations k</text:p>
          </table:table-cell>
          <table:table-cell table:number-columns-repeated="3"/>
          <table:table-cell office:value-type="string" calcext:value-type="string">
            <text:p>ideal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string" calcext:value-type="string">
            <text:p>differ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eline <text:s/>contract with freezing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O19]/[.M19]" office:value-type="float" office:value="0.26" calcext:value-type="float">
            <text:p>0.26</text:p>
          </table:table-cell>
          <table:table-cell table:formula="of:=[.P19]/[.M19]" office:value-type="float" office:value="0.16" calcext:value-type="float">
            <text:p>0.16</text:p>
          </table:table-cell>
          <table:table-cell table:formula="of:=[.Q19]/[.M19]" office:value-type="float" office:value="0.01" calcext:value-type="float">
            <text:p>0.01</text:p>
          </table:table-cell>
          <table:table-cell table:formula="of:=[.R19]/[.M19]" office:value-type="float" office:value="0.57" calcext:value-type="float">
            <text:p>0.57</text:p>
          </table:table-cell>
          <table:table-cell office:value-type="float" office:value="148935" calcext:value-type="float">
            <text:p>148935</text:p>
          </table:table-cell>
          <table:table-cell office:value-type="float" office:value="247780" calcext:value-type="float">
            <text:p>247780</text:p>
          </table:table-cell>
          <table:table-cell office:value-type="float" office:value="185387" calcext:value-type="float">
            <text:p>185387</text:p>
          </table:table-cell>
          <table:table-cell table:formula="of:=ABS(0.35-[.S19])+ABS(0.25-[.T19])+ABS(0.25-[.U19])+ABS(0.25-[.V19])"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formula="of:=[.O20]/[.M20]" office:value-type="float" office:value="0.2" calcext:value-type="float">
            <text:p>0.2</text:p>
          </table:table-cell>
          <table:table-cell table:formula="of:=[.P20]/[.M20]" office:value-type="float" office:value="0.18" calcext:value-type="float">
            <text:p>0.18</text:p>
          </table:table-cell>
          <table:table-cell table:formula="of:=[.Q20]/[.M20]" office:value-type="float" office:value="0.03" calcext:value-type="float">
            <text:p>0.03</text:p>
          </table:table-cell>
          <table:table-cell table:formula="of:=[.R20]/[.M20]" office:value-type="float" office:value="0.59" calcext:value-type="float">
            <text:p>0.59</text:p>
          </table:table-cell>
          <table:table-cell office:value-type="float" office:value="153543" calcext:value-type="float">
            <text:p>153543</text:p>
          </table:table-cell>
          <table:table-cell office:value-type="float" office:value="317506" calcext:value-type="float">
            <text:p>317506</text:p>
          </table:table-cell>
          <table:table-cell office:value-type="float" office:value="188962" calcext:value-type="float">
            <text:p>188962</text:p>
          </table:table-cell>
          <table:table-cell table:formula="of:=ABS(0.35-[.S20])+ABS(0.25-[.T20])+ABS(0.25-[.U20])+ABS(0.25-[.V20])" office:value-type="float" office:value="0.78" calcext:value-type="float">
            <text:p>0.7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= 1000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formula="of:=[.O21]/[.M21]" office:value-type="float" office:value="0.22" calcext:value-type="float">
            <text:p>0.22</text:p>
          </table:table-cell>
          <table:table-cell table:formula="of:=[.P21]/[.M21]" office:value-type="float" office:value="0.14" calcext:value-type="float">
            <text:p>0.14</text:p>
          </table:table-cell>
          <table:table-cell table:formula="of:=[.Q21]/[.M21]" office:value-type="float" office:value="0.03" calcext:value-type="float">
            <text:p>0.03</text:p>
          </table:table-cell>
          <table:table-cell table:formula="of:=[.R21]/[.M21]" office:value-type="float" office:value="0.61" calcext:value-type="float">
            <text:p>0.61</text:p>
          </table:table-cell>
          <table:table-cell office:value-type="float" office:value="158151" calcext:value-type="float">
            <text:p>158151</text:p>
          </table:table-cell>
          <table:table-cell office:value-type="float" office:value="324755" calcext:value-type="float">
            <text:p>324755</text:p>
          </table:table-cell>
          <table:table-cell office:value-type="float" office:value="193567" calcext:value-type="float">
            <text:p>193567</text:p>
          </table:table-cell>
          <table:table-cell table:formula="of:=ABS(0.35-[.S21])+ABS(0.25-[.T21])+ABS(0.25-[.U21])+ABS(0.25-[.V21])" office:value-type="float" office:value="0.82" calcext:value-type="float">
            <text:p>0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403" calcext:value-type="float">
            <text:p>40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7116" calcext:value-type="float">
            <text:p>207116</text:p>
          </table:table-cell>
          <table:table-cell office:value-type="float" office:value="326357" calcext:value-type="float">
            <text:p>326357</text:p>
          </table:table-cell>
          <table:table-cell office:value-type="float" office:value="216925" calcext:value-type="float">
            <text:p>21692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O22]/[.M22]" office:value-type="float" office:value="0.27" calcext:value-type="float">
            <text:p>0.27</text:p>
          </table:table-cell>
          <table:table-cell table:formula="of:=[.P22]/[.M22]" office:value-type="float" office:value="0.15" calcext:value-type="float">
            <text:p>0.15</text:p>
          </table:table-cell>
          <table:table-cell table:formula="of:=[.Q22]/[.M22]" office:value-type="float" office:value="0" calcext:value-type="float">
            <text:p>0</text:p>
          </table:table-cell>
          <table:table-cell table:formula="of:=[.R22]/[.M22]" office:value-type="float" office:value="0.59" calcext:value-type="float">
            <text:p>0.59</text:p>
          </table:table-cell>
          <table:table-cell office:value-type="float" office:value="162759" calcext:value-type="float">
            <text:p>162759</text:p>
          </table:table-cell>
          <table:table-cell office:value-type="float" office:value="261593" calcext:value-type="float">
            <text:p>261593</text:p>
          </table:table-cell>
          <table:table-cell office:value-type="float" office:value="197277" calcext:value-type="float">
            <text:p>197277</text:p>
          </table:table-cell>
          <table:table-cell table:formula="of:=ABS(0.35-[.S22])+ABS(0.25-[.T22])+ABS(0.25-[.U22])+ABS(0.25-[.V22])" office:value-type="float" office:value="0.77" calcext:value-type="float">
            <text:p>0.7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[.O23]/[.M23]" office:value-type="float" office:value="0.16" calcext:value-type="float">
            <text:p>0.16</text:p>
          </table:table-cell>
          <table:table-cell table:formula="of:=[.P23]/[.M23]" office:value-type="float" office:value="0.15" calcext:value-type="float">
            <text:p>0.15</text:p>
          </table:table-cell>
          <table:table-cell table:formula="of:=[.Q23]/[.M23]" office:value-type="float" office:value="0" calcext:value-type="float">
            <text:p>0</text:p>
          </table:table-cell>
          <table:table-cell table:formula="of:=[.R23]/[.M23]" office:value-type="float" office:value="0.69" calcext:value-type="float">
            <text:p>0.69</text:p>
          </table:table-cell>
          <table:table-cell office:value-type="float" office:value="167367" calcext:value-type="float">
            <text:p>167367</text:p>
          </table:table-cell>
          <table:table-cell office:value-type="float" office:value="265571" calcext:value-type="float">
            <text:p>265571</text:p>
          </table:table-cell>
          <table:table-cell office:value-type="float" office:value="195822" calcext:value-type="float">
            <text:p>195822</text:p>
          </table:table-cell>
          <table:table-cell table:formula="of:=ABS(0.35-[.S23])+ABS(0.25-[.T23])+ABS(0.25-[.U23])+ABS(0.25-[.V23])" office:value-type="float" office:value="0.98" calcext:value-type="float">
            <text:p>0.9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formula="of:=[.O24]/[.M24]" office:value-type="float" office:value="0.3" calcext:value-type="float">
            <text:p>0.3</text:p>
          </table:table-cell>
          <table:table-cell table:formula="of:=[.P24]/[.M24]" office:value-type="float" office:value="0.19" calcext:value-type="float">
            <text:p>0.19</text:p>
          </table:table-cell>
          <table:table-cell table:formula="of:=[.Q24]/[.M24]" office:value-type="float" office:value="0.02" calcext:value-type="float">
            <text:p>0.02</text:p>
          </table:table-cell>
          <table:table-cell table:formula="of:=[.R24]/[.M24]" office:value-type="float" office:value="0.49" calcext:value-type="float">
            <text:p>0.49</text:p>
          </table:table-cell>
          <table:table-cell office:value-type="float" office:value="171975" calcext:value-type="float">
            <text:p>171975</text:p>
          </table:table-cell>
          <table:table-cell office:value-type="float" office:value="270009" calcext:value-type="float">
            <text:p>270009</text:p>
          </table:table-cell>
          <table:table-cell office:value-type="float" office:value="211234" calcext:value-type="float">
            <text:p>211234</text:p>
          </table:table-cell>
          <table:table-cell table:formula="of:=ABS(0.35-[.S24])+ABS(0.25-[.T24])+ABS(0.25-[.U24])+ABS(0.25-[.V24])" office:value-type="float" office:value="0.58" calcext:value-type="float">
            <text:p>0.5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O25]/[.M25]" office:value-type="float" office:value="0.28" calcext:value-type="float">
            <text:p>0.28</text:p>
          </table:table-cell>
          <table:table-cell table:formula="of:=[.P25]/[.M25]" office:value-type="float" office:value="0.28" calcext:value-type="float">
            <text:p>0.28</text:p>
          </table:table-cell>
          <table:table-cell table:formula="of:=[.Q25]/[.M25]" office:value-type="float" office:value="0.02" calcext:value-type="float">
            <text:p>0.02</text:p>
          </table:table-cell>
          <table:table-cell table:formula="of:=[.R25]/[.M25]" office:value-type="float" office:value="0.53" calcext:value-type="float">
            <text:p>0.53</text:p>
          </table:table-cell>
          <table:table-cell office:value-type="float" office:value="176583" calcext:value-type="float">
            <text:p>176583</text:p>
          </table:table-cell>
          <table:table-cell office:value-type="float" office:value="338535" calcext:value-type="float">
            <text:p>338535</text:p>
          </table:table-cell>
          <table:table-cell office:value-type="float" office:value="216832" calcext:value-type="float">
            <text:p>216832</text:p>
          </table:table-cell>
          <table:table-cell table:formula="of:=ABS(0.35-[.S25])+ABS(0.25-[.T25])+ABS(0.25-[.U25])+ABS(0.25-[.V25])" office:value-type="float" office:value="0.61" calcext:value-type="float">
            <text:p>0.61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O26]/[.M26]" office:value-type="float" office:value="0.24" calcext:value-type="float">
            <text:p>0.24</text:p>
          </table:table-cell>
          <table:table-cell table:formula="of:=[.P26]/[.M26]" office:value-type="float" office:value="0.18" calcext:value-type="float">
            <text:p>0.18</text:p>
          </table:table-cell>
          <table:table-cell table:formula="of:=[.Q26]/[.M26]" office:value-type="float" office:value="0.01" calcext:value-type="float">
            <text:p>0.01</text:p>
          </table:table-cell>
          <table:table-cell table:formula="of:=[.R26]/[.M26]" office:value-type="float" office:value="0.57" calcext:value-type="float">
            <text:p>0.57</text:p>
          </table:table-cell>
          <table:table-cell office:value-type="float" office:value="181191" calcext:value-type="float">
            <text:p>181191</text:p>
          </table:table-cell>
          <table:table-cell office:value-type="float" office:value="286123" calcext:value-type="float">
            <text:p>286123</text:p>
          </table:table-cell>
          <table:table-cell office:value-type="float" office:value="213523" calcext:value-type="float">
            <text:p>213523</text:p>
          </table:table-cell>
          <table:table-cell table:formula="of:=ABS(0.35-[.S26])+ABS(0.25-[.T26])+ABS(0.25-[.U26])+ABS(0.25-[.V26])"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[.O27]/[.M27]" office:value-type="float" office:value="0.14" calcext:value-type="float">
            <text:p>0.14</text:p>
          </table:table-cell>
          <table:table-cell table:formula="of:=[.P27]/[.M27]" office:value-type="float" office:value="0.16" calcext:value-type="float">
            <text:p>0.16</text:p>
          </table:table-cell>
          <table:table-cell table:formula="of:=[.Q27]/[.M27]" office:value-type="float" office:value="0.01" calcext:value-type="float">
            <text:p>0.01</text:p>
          </table:table-cell>
          <table:table-cell table:formula="of:=[.R27]/[.M27]" office:value-type="float" office:value="0.69" calcext:value-type="float">
            <text:p>0.69</text:p>
          </table:table-cell>
          <table:table-cell office:value-type="float" office:value="185799" calcext:value-type="float">
            <text:p>185799</text:p>
          </table:table-cell>
          <table:table-cell office:value-type="float" office:value="282003" calcext:value-type="float">
            <text:p>282003</text:p>
          </table:table-cell>
          <table:table-cell office:value-type="float" office:value="215953" calcext:value-type="float">
            <text:p>215953</text:p>
          </table:table-cell>
          <table:table-cell table:formula="of:=ABS(0.35-[.S27])+ABS(0.25-[.T27])+ABS(0.25-[.U27])+ABS(0.25-[.V27])" office:value-type="float" office:value="0.98" calcext:value-type="float">
            <text:p>0.9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[.O28]/[.M28]" office:value-type="float" office:value="0.15" calcext:value-type="float">
            <text:p>0.15</text:p>
          </table:table-cell>
          <table:table-cell table:formula="of:=[.P28]/[.M28]" office:value-type="float" office:value="0.2" calcext:value-type="float">
            <text:p>0.2</text:p>
          </table:table-cell>
          <table:table-cell table:formula="of:=[.Q28]/[.M28]" office:value-type="float" office:value="0.01" calcext:value-type="float">
            <text:p>0.01</text:p>
          </table:table-cell>
          <table:table-cell table:formula="of:=[.R28]/[.M28]" office:value-type="float" office:value="0.64" calcext:value-type="float">
            <text:p>0.64</text:p>
          </table:table-cell>
          <table:table-cell office:value-type="float" office:value="190407" calcext:value-type="float">
            <text:p>190407</text:p>
          </table:table-cell>
          <table:table-cell office:value-type="float" office:value="289241" calcext:value-type="float">
            <text:p>289241</text:p>
          </table:table-cell>
          <table:table-cell office:value-type="float" office:value="223452" calcext:value-type="float">
            <text:p>223452</text:p>
          </table:table-cell>
          <table:table-cell table:formula="of:=ABS(0.35-[.S28])+ABS(0.25-[.T28])+ABS(0.25-[.U28])+ABS(0.25-[.V28])" office:value-type="float" office:value="0.88" calcext:value-type="float">
            <text:p>0.8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[.O29]/[.M29]" office:value-type="float" office:value="0.14" calcext:value-type="float">
            <text:p>0.14</text:p>
          </table:table-cell>
          <table:table-cell table:formula="of:=[.P29]/[.M29]" office:value-type="float" office:value="0.2" calcext:value-type="float">
            <text:p>0.2</text:p>
          </table:table-cell>
          <table:table-cell table:formula="of:=[.Q29]/[.M29]" office:value-type="float" office:value="0" calcext:value-type="float">
            <text:p>0</text:p>
          </table:table-cell>
          <table:table-cell table:formula="of:=[.R29]/[.M29]" office:value-type="float" office:value="0.66" calcext:value-type="float">
            <text:p>0.66</text:p>
          </table:table-cell>
          <table:table-cell office:value-type="float" office:value="236487" calcext:value-type="float">
            <text:p>236487</text:p>
          </table:table-cell>
          <table:table-cell office:value-type="float" office:value="335332" calcext:value-type="float">
            <text:p>335332</text:p>
          </table:table-cell>
          <table:table-cell office:value-type="float" office:value="267291" calcext:value-type="float">
            <text:p>267291</text:p>
          </table:table-cell>
          <table:table-cell table:formula="of:=ABS(0.35-[.S29])+ABS(0.25-[.T29])+ABS(0.25-[.U29])+ABS(0.25-[.V29])" office:value-type="float" office:value="0.92" calcext:value-type="float">
            <text:p>0.9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O30]/[.M31]" office:value-type="float" office:value="0.34" calcext:value-type="float">
            <text:p>0.34</text:p>
          </table:table-cell>
          <table:table-cell table:formula="of:=[.P30]/[.M31]" office:value-type="float" office:value="0.09" calcext:value-type="float">
            <text:p>0.09</text:p>
          </table:table-cell>
          <table:table-cell table:formula="of:=[.Q30]/[.M31]" office:value-type="float" office:value="0.01" calcext:value-type="float">
            <text:p>0.01</text:p>
          </table:table-cell>
          <table:table-cell table:formula="of:=[.R30]/[.M31]" office:value-type="float" office:value="0.56" calcext:value-type="float">
            <text:p>0.56</text:p>
          </table:table-cell>
          <table:table-cell office:value-type="float" office:value="259527" calcext:value-type="float">
            <text:p>259527</text:p>
          </table:table-cell>
          <table:table-cell office:value-type="float" office:value="358361" calcext:value-type="float">
            <text:p>358361</text:p>
          </table:table-cell>
          <table:table-cell office:value-type="float" office:value="295466" calcext:value-type="float">
            <text:p>295466</text:p>
          </table:table-cell>
          <table:table-cell table:formula="of:=ABS(0.35-[.S30])+ABS(0.25-[.T30])+ABS(0.25-[.U30])+ABS(0.25-[.V30])" office:value-type="float" office:value="0.72" calcext:value-type="float">
            <text:p>0.7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O31]/[.M32]" office:value-type="float" office:value="0.22" calcext:value-type="float">
            <text:p>0.22</text:p>
          </table:table-cell>
          <table:table-cell table:formula="of:=[.P31]/[.M32]" office:value-type="float" office:value="0.21" calcext:value-type="float">
            <text:p>0.21</text:p>
          </table:table-cell>
          <table:table-cell table:formula="of:=[.Q31]/[.M32]" office:value-type="float" office:value="0.01" calcext:value-type="float">
            <text:p>0.01</text:p>
          </table:table-cell>
          <table:table-cell table:formula="of:=[.R31]/[.M32]" office:value-type="float" office:value="0.56" calcext:value-type="float">
            <text:p>0.56</text:p>
          </table:table-cell>
          <table:table-cell office:value-type="float" office:value="264135" calcext:value-type="float">
            <text:p>264135</text:p>
          </table:table-cell>
          <table:table-cell office:value-type="float" office:value="362980" calcext:value-type="float">
            <text:p>362980</text:p>
          </table:table-cell>
          <table:table-cell office:value-type="float" office:value="301195" calcext:value-type="float">
            <text:p>301195</text:p>
          </table:table-cell>
          <table:table-cell table:formula="of:=ABS(0.35-[.S31])+ABS(0.25-[.T31])+ABS(0.25-[.U31])+ABS(0.25-[.V31])" office:value-type="float" office:value="0.72" calcext:value-type="float">
            <text:p>0.7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O32]/[.M32]" office:value-type="float" office:value="0.22" calcext:value-type="float">
            <text:p>0.22</text:p>
          </table:table-cell>
          <table:table-cell table:formula="of:=[.P32]/[.M32]" office:value-type="float" office:value="0.18" calcext:value-type="float">
            <text:p>0.18</text:p>
          </table:table-cell>
          <table:table-cell table:formula="of:=[.Q32]/[.M32]" office:value-type="float" office:value="0.02" calcext:value-type="float">
            <text:p>0.02</text:p>
          </table:table-cell>
          <table:table-cell table:formula="of:=[.R32]/[.M32]" office:value-type="float" office:value="0.58" calcext:value-type="float">
            <text:p>0.58</text:p>
          </table:table-cell>
          <table:table-cell office:value-type="float" office:value="268743" calcext:value-type="float">
            <text:p>268743</text:p>
          </table:table-cell>
          <table:table-cell office:value-type="float" office:value="366947" calcext:value-type="float">
            <text:p>366947</text:p>
          </table:table-cell>
          <table:table-cell office:value-type="float" office:value="303961" calcext:value-type="float">
            <text:p>303961</text:p>
          </table:table-cell>
          <table:table-cell table:formula="of:=ABS(0.35-[.S32])+ABS(0.25-[.T32])+ABS(0.25-[.U32])+ABS(0.25-[.V32])" office:value-type="float" office:value="0.76" calcext:value-type="float">
            <text:p>0.7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O33]/[.M33]" office:value-type="float" office:value="0.28" calcext:value-type="float">
            <text:p>0.28</text:p>
          </table:table-cell>
          <table:table-cell table:formula="of:=[.P33]/[.M33]" office:value-type="float" office:value="0.21" calcext:value-type="float">
            <text:p>0.21</text:p>
          </table:table-cell>
          <table:table-cell table:formula="of:=[.Q33]/[.M33]" office:value-type="float" office:value="0.01" calcext:value-type="float">
            <text:p>0.01</text:p>
          </table:table-cell>
          <table:table-cell table:formula="of:=[.R33]/[.M33]" office:value-type="float" office:value="0.5" calcext:value-type="float">
            <text:p>0.5</text:p>
          </table:table-cell>
          <table:table-cell office:value-type="float" office:value="277959" calcext:value-type="float">
            <text:p>277959</text:p>
          </table:table-cell>
          <table:table-cell office:value-type="float" office:value="376793" calcext:value-type="float">
            <text:p>376793</text:p>
          </table:table-cell>
          <table:table-cell office:value-type="float" office:value="317740" calcext:value-type="float">
            <text:p>317740</text:p>
          </table:table-cell>
          <table:table-cell table:formula="of:=ABS(0.35-[.S33])+ABS(0.25-[.T33])+ABS(0.25-[.U33])+ABS(0.25-[.V33])"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O34]/[.M34]" office:value-type="float" office:value="0.39" calcext:value-type="float">
            <text:p>0.39</text:p>
          </table:table-cell>
          <table:table-cell table:formula="of:=[.P34]/[.M34]" office:value-type="float" office:value="0.2" calcext:value-type="float">
            <text:p>0.2</text:p>
          </table:table-cell>
          <table:table-cell table:formula="of:=[.Q34]/[.M34]" office:value-type="float" office:value="0" calcext:value-type="float">
            <text:p>0</text:p>
          </table:table-cell>
          <table:table-cell table:formula="of:=[.R34]/[.M34]" office:value-type="float" office:value="0.41" calcext:value-type="float">
            <text:p>0.41</text:p>
          </table:table-cell>
          <table:table-cell office:value-type="float" office:value="282567" calcext:value-type="float">
            <text:p>282567</text:p>
          </table:table-cell>
          <table:table-cell office:value-type="float" office:value="378771" calcext:value-type="float">
            <text:p>378771</text:p>
          </table:table-cell>
          <table:table-cell office:value-type="float" office:value="327258" calcext:value-type="float">
            <text:p>327258</text:p>
          </table:table-cell>
          <table:table-cell table:formula="of:=ABS(0.35-[.S34])+ABS(0.25-[.T34])+ABS(0.25-[.U34])+ABS(0.25-[.V34])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O35]/[.M35]" office:value-type="float" office:value="0.32" calcext:value-type="float">
            <text:p>0.32</text:p>
          </table:table-cell>
          <table:table-cell table:formula="of:=[.P35]/[.M35]" office:value-type="float" office:value="0.25" calcext:value-type="float">
            <text:p>0.25</text:p>
          </table:table-cell>
          <table:table-cell table:formula="of:=[.Q35]/[.M35]" office:value-type="float" office:value="0.03" calcext:value-type="float">
            <text:p>0.03</text:p>
          </table:table-cell>
          <table:table-cell table:formula="of:=[.R35]/[.M35]" office:value-type="float" office:value="0.4" calcext:value-type="float">
            <text:p>0.4</text:p>
          </table:table-cell>
          <table:table-cell office:value-type="float" office:value="287175" calcext:value-type="float">
            <text:p>287175</text:p>
          </table:table-cell>
          <table:table-cell office:value-type="float" office:value="449127" calcext:value-type="float">
            <text:p>449127</text:p>
          </table:table-cell>
          <table:table-cell office:value-type="float" office:value="333062" calcext:value-type="float">
            <text:p>333062</text:p>
          </table:table-cell>
          <table:table-cell table:formula="of:=ABS(0.35-[.S35])+ABS(0.25-[.T35])+ABS(0.25-[.U35])+ABS(0.25-[.V35])"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[.O36]/[.M36]" office:value-type="float" office:value="0.34" calcext:value-type="float">
            <text:p>0.34</text:p>
          </table:table-cell>
          <table:table-cell table:formula="of:=[.P36]/[.M36]" office:value-type="float" office:value="0.19" calcext:value-type="float">
            <text:p>0.19</text:p>
          </table:table-cell>
          <table:table-cell table:formula="of:=[.Q36]/[.M36]" office:value-type="float" office:value="0.04" calcext:value-type="float">
            <text:p>0.04</text:p>
          </table:table-cell>
          <table:table-cell table:formula="of:=[.R36]/[.M36]" office:value-type="float" office:value="0.43" calcext:value-type="float">
            <text:p>0.43</text:p>
          </table:table-cell>
          <table:table-cell office:value-type="float" office:value="291752" calcext:value-type="float">
            <text:p>291752</text:p>
          </table:table-cell>
          <table:table-cell office:value-type="float" office:value="390597" calcext:value-type="float">
            <text:p>390597</text:p>
          </table:table-cell>
          <table:table-cell office:value-type="float" office:value="337332" calcext:value-type="float">
            <text:p>337332</text:p>
          </table:table-cell>
          <table:table-cell table:formula="of:=ABS(0.35-[.S36])+ABS(0.25-[.T36])+ABS(0.25-[.U36])+ABS(0.25-[.V36])"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formula="of:=[.O37]/[.M37]" office:value-type="float" office:value="0.38" calcext:value-type="float">
            <text:p>0.38</text:p>
          </table:table-cell>
          <table:table-cell table:formula="of:=[.P37]/[.M37]" office:value-type="float" office:value="0.17" calcext:value-type="float">
            <text:p>0.17</text:p>
          </table:table-cell>
          <table:table-cell table:formula="of:=[.Q37]/[.M37]" office:value-type="float" office:value="0.07" calcext:value-type="float">
            <text:p>0.07</text:p>
          </table:table-cell>
          <table:table-cell table:formula="of:=[.R37]/[.M37]" office:value-type="float" office:value="0.38" calcext:value-type="float">
            <text:p>0.38</text:p>
          </table:table-cell>
          <table:table-cell office:value-type="float" office:value="295530" calcext:value-type="float">
            <text:p>295530</text:p>
          </table:table-cell>
          <table:table-cell office:value-type="float" office:value="394386" calcext:value-type="float">
            <text:p>394386</text:p>
          </table:table-cell>
          <table:table-cell office:value-type="float" office:value="342608" calcext:value-type="float">
            <text:p>342608</text:p>
          </table:table-cell>
          <table:table-cell table:formula="of:=ABS(0.35-[.S37])+ABS(0.25-[.T37])+ABS(0.25-[.U37])+ABS(0.25-[.V37])" office:value-type="float" office:value="0.42" calcext:value-type="float">
            <text:p>0.42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O38]/[.M36]" office:value-type="float" office:value="0.41" calcext:value-type="float">
            <text:p>0.41</text:p>
          </table:table-cell>
          <table:table-cell table:formula="of:=[.P38]/[.M36]" office:value-type="float" office:value="0.19" calcext:value-type="float">
            <text:p>0.19</text:p>
          </table:table-cell>
          <table:table-cell table:formula="of:=[.Q38]/[.M36]" office:value-type="float" office:value="0.04" calcext:value-type="float">
            <text:p>0.04</text:p>
          </table:table-cell>
          <table:table-cell table:formula="of:=[.R38]/[.M36]" office:value-type="float" office:value="0.36" calcext:value-type="float">
            <text:p>0.36</text:p>
          </table:table-cell>
          <table:table-cell office:value-type="float" office:value="297741" calcext:value-type="float">
            <text:p>297741</text:p>
          </table:table-cell>
          <table:table-cell office:value-type="float" office:value="462345" calcext:value-type="float">
            <text:p>462345</text:p>
          </table:table-cell>
          <table:table-cell office:value-type="float" office:value="343019" calcext:value-type="float">
            <text:p>343019</text:p>
          </table:table-cell>
          <table:table-cell table:formula="of:=ABS(0.35-[.S38])+ABS(0.25-[.T38])+ABS(0.25-[.U38])+ABS(0.25-[.V38])"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O39]/[.M37]" office:value-type="float" office:value="0.27" calcext:value-type="float">
            <text:p>0.27</text:p>
          </table:table-cell>
          <table:table-cell table:formula="of:=[.P39]/[.M37]" office:value-type="float" office:value="0.33" calcext:value-type="float">
            <text:p>0.33</text:p>
          </table:table-cell>
          <table:table-cell table:formula="of:=[.Q39]/[.M37]" office:value-type="float" office:value="0" calcext:value-type="float">
            <text:p>0</text:p>
          </table:table-cell>
          <table:table-cell table:formula="of:=[.R39]/[.M37]" office:value-type="float" office:value="0.4" calcext:value-type="float">
            <text:p>0.4</text:p>
          </table:table-cell>
          <table:table-cell office:value-type="float" office:value="297741" calcext:value-type="float">
            <text:p>297741</text:p>
          </table:table-cell>
          <table:table-cell office:value-type="float" office:value="562334" calcext:value-type="float">
            <text:p>562334</text:p>
          </table:table-cell>
          <table:table-cell office:value-type="float" office:value="344007" calcext:value-type="float">
            <text:p>344007</text:p>
          </table:table-cell>
          <table:table-cell table:formula="of:=ABS(0.35-[.S39])+ABS(0.25-[.T39])+ABS(0.25-[.U39])+ABS(0.25-[.V39])"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[.O40]/[.M40]" office:value-type="float" office:value="0.36" calcext:value-type="float">
            <text:p>0.36</text:p>
          </table:table-cell>
          <table:table-cell table:formula="of:=[.P40]/[.M40]" office:value-type="float" office:value="0.29" calcext:value-type="float">
            <text:p>0.29</text:p>
          </table:table-cell>
          <table:table-cell table:formula="of:=[.Q40]/[.M40]" office:value-type="float" office:value="0.02" calcext:value-type="float">
            <text:p>0.02</text:p>
          </table:table-cell>
          <table:table-cell table:formula="of:=[.R40]/[.M40]" office:value-type="float" office:value="0.33" calcext:value-type="float">
            <text:p>0.33</text:p>
          </table:table-cell>
          <table:table-cell office:value-type="float" office:value="297741" calcext:value-type="float">
            <text:p>297741</text:p>
          </table:table-cell>
          <table:table-cell office:value-type="float" office:value="462345" calcext:value-type="float">
            <text:p>462345</text:p>
          </table:table-cell>
          <table:table-cell office:value-type="float" office:value="345622" calcext:value-type="float">
            <text:p>345622</text:p>
          </table:table-cell>
          <table:table-cell table:formula="of:=ABS(0.35-[.S40])+ABS(0.25-[.T40])+ABS(0.25-[.U40])+ABS(0.25-[.V40])" office:value-type="float" office:value="0.36" calcext:value-type="float">
            <text:p>0.36</text:p>
          </table:table-cell>
          <table:table-cell table:number-columns-repeated="12"/>
        </table:table-row>
      </table:table>
      <table:table table:name="BanksolResult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an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minGas</text:p>
          </table:table-cell>
          <table:table-cell office:value-type="string" calcext:value-type="string">
            <text:p>maxGas</text:p>
          </table:table-cell>
          <table:table-cell office:value-type="string" calcext:value-type="string">
            <text:p>avg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[.B3]/100" office:value-type="float" office:value="0.3" calcext:value-type="float">
            <text:p>0.3</text:p>
          </table:table-cell>
          <table:table-cell table:formula="of:=[.C3]/100" office:value-type="float" office:value="0.35" calcext:value-type="float">
            <text:p>0.35</text:p>
          </table:table-cell>
          <table:table-cell table:formula="of:=[.D3]/100" office:value-type="float" office:value="0.02" calcext:value-type="float">
            <text:p>0.02</text:p>
          </table:table-cell>
          <table:table-cell table:formula="of:=[.E3]/100" office:value-type="float" office:value="0.33" calcext:value-type="float">
            <text:p>0.33</text:p>
          </table:table-cell>
          <table:table-cell office:value-type="float" office:value="154222" calcext:value-type="float">
            <text:p>154222</text:p>
          </table:table-cell>
          <table:table-cell office:value-type="float" office:value="320069" calcext:value-type="float">
            <text:p>320069</text:p>
          </table:table-cell>
          <table:table-cell office:value-type="float" office:value="196467" calcext:value-type="float">
            <text:p>196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formula="of:=[.B4]/100" office:value-type="float" office:value="0.24" calcext:value-type="float">
            <text:p>0.24</text:p>
          </table:table-cell>
          <table:table-cell table:formula="of:=[.C4]/100" office:value-type="float" office:value="0.3" calcext:value-type="float">
            <text:p>0.3</text:p>
          </table:table-cell>
          <table:table-cell table:formula="of:=[.D4]/100" office:value-type="float" office:value="0.08" calcext:value-type="float">
            <text:p>0.08</text:p>
          </table:table-cell>
          <table:table-cell table:formula="of:=[.E4]/100" office:value-type="float" office:value="0.38" calcext:value-type="float">
            <text:p>0.38</text:p>
          </table:table-cell>
          <table:table-cell office:value-type="float" office:value="154223" calcext:value-type="float">
            <text:p>154223</text:p>
          </table:table-cell>
          <table:table-cell office:value-type="float" office:value="317453" calcext:value-type="float">
            <text:p>317453</text:p>
          </table:table-cell>
          <table:table-cell office:value-type="float" office:value="198212" calcext:value-type="float">
            <text:p>1982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[.B5]/100" office:value-type="float" office:value="0.26" calcext:value-type="float">
            <text:p>0.26</text:p>
          </table:table-cell>
          <table:table-cell table:formula="of:=[.C5]/100" office:value-type="float" office:value="0.28" calcext:value-type="float">
            <text:p>0.28</text:p>
          </table:table-cell>
          <table:table-cell table:formula="of:=[.D5]/100" office:value-type="float" office:value="0.09" calcext:value-type="float">
            <text:p>0.09</text:p>
          </table:table-cell>
          <table:table-cell table:formula="of:=[.E5]/100" office:value-type="float" office:value="0.37" calcext:value-type="float">
            <text:p>0.37</text:p>
          </table:table-cell>
          <table:table-cell office:value-type="float" office:value="154224" calcext:value-type="float">
            <text:p>154224</text:p>
          </table:table-cell>
          <table:table-cell office:value-type="float" office:value="294618" calcext:value-type="float">
            <text:p>294618</text:p>
          </table:table-cell>
          <table:table-cell office:value-type="float" office:value="195763" calcext:value-type="float">
            <text:p>1957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formula="of:=[.B6]/100" office:value-type="float" office:value="0.29" calcext:value-type="float">
            <text:p>0.29</text:p>
          </table:table-cell>
          <table:table-cell table:formula="of:=[.C6]/100" office:value-type="float" office:value="0.25" calcext:value-type="float">
            <text:p>0.25</text:p>
          </table:table-cell>
          <table:table-cell table:formula="of:=[.D6]/100" office:value-type="float" office:value="0.07" calcext:value-type="float">
            <text:p>0.07</text:p>
          </table:table-cell>
          <table:table-cell table:formula="of:=[.E6]/100" office:value-type="float" office:value="0.39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[.B7]/100" office:value-type="float" office:value="0.37" calcext:value-type="float">
            <text:p>0.37</text:p>
          </table:table-cell>
          <table:table-cell table:formula="of:=[.C7]/100" office:value-type="float" office:value="0.31" calcext:value-type="float">
            <text:p>0.31</text:p>
          </table:table-cell>
          <table:table-cell table:formula="of:=[.D7]/100" office:value-type="float" office:value="0.05" calcext:value-type="float">
            <text:p>0.05</text:p>
          </table:table-cell>
          <table:table-cell table:formula="of:=[.E7]/100" office:value-type="float" office:value="0.27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[.B8]/100" office:value-type="float" office:value="0.32" calcext:value-type="float">
            <text:p>0.32</text:p>
          </table:table-cell>
          <table:table-cell table:formula="of:=[.C8]/100" office:value-type="float" office:value="0.27" calcext:value-type="float">
            <text:p>0.27</text:p>
          </table:table-cell>
          <table:table-cell table:formula="of:=[.D8]/100" office:value-type="float" office:value="0.03" calcext:value-type="float">
            <text:p>0.03</text:p>
          </table:table-cell>
          <table:table-cell table:formula="of:=[.E8]/100"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9]/100" office:value-type="float" office:value="0.33" calcext:value-type="float">
            <text:p>0.33</text:p>
          </table:table-cell>
          <table:table-cell table:formula="of:=[.C9]/100" office:value-type="float" office:value="0.26" calcext:value-type="float">
            <text:p>0.26</text:p>
          </table:table-cell>
          <table:table-cell table:formula="of:=[.D9]/100" office:value-type="float" office:value="0.09" calcext:value-type="float">
            <text:p>0.09</text:p>
          </table:table-cell>
          <table:table-cell table:formula="of:=[.E9]/100"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[.B10]/100" office:value-type="float" office:value="0.33" calcext:value-type="float">
            <text:p>0.33</text:p>
          </table:table-cell>
          <table:table-cell table:formula="of:=[.C10]/100" office:value-type="float" office:value="0.29" calcext:value-type="float">
            <text:p>0.29</text:p>
          </table:table-cell>
          <table:table-cell table:formula="of:=[.D10]/100" office:value-type="float" office:value="0.05" calcext:value-type="float">
            <text:p>0.05</text:p>
          </table:table-cell>
          <table:table-cell table:formula="of:=[.E10]/100"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[.B11]/100" office:value-type="float" office:value="0.32" calcext:value-type="float">
            <text:p>0.32</text:p>
          </table:table-cell>
          <table:table-cell table:formula="of:=[.C11]/100" office:value-type="float" office:value="0.29" calcext:value-type="float">
            <text:p>0.29</text:p>
          </table:table-cell>
          <table:table-cell table:formula="of:=[.D11]/100" office:value-type="float" office:value="0.05" calcext:value-type="float">
            <text:p>0.05</text:p>
          </table:table-cell>
          <table:table-cell table:formula="of:=[.E11]/100"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[.B12]/100" office:value-type="float" office:value="0.31" calcext:value-type="float">
            <text:p>0.31</text:p>
          </table:table-cell>
          <table:table-cell table:formula="of:=[.C12]/100" office:value-type="float" office:value="0.28" calcext:value-type="float">
            <text:p>0.28</text:p>
          </table:table-cell>
          <table:table-cell table:formula="of:=[.D12]/100" office:value-type="float" office:value="0.08" calcext:value-type="float">
            <text:p>0.08</text:p>
          </table:table-cell>
          <table:table-cell table:formula="of:=[.E12]/100"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  <table:table-cell table:formula="of:=AVERAGE([.F3:.F12])" office:value-type="float" office:value="0.307" calcext:value-type="float">
            <text:p>0.307</text:p>
          </table:table-cell>
          <table:table-cell table:formula="of:=AVERAGE([.G3:.G12])" office:value-type="float" office:value="0.288" calcext:value-type="float">
            <text:p>0.288</text:p>
          </table:table-cell>
          <table:table-cell table:formula="of:=AVERAGE([.H3:.H12])" office:value-type="float" office:value="0.061" calcext:value-type="float">
            <text:p>0.061</text:p>
          </table:table-cell>
          <table:table-cell table:formula="of:=AVERAGE([.I3:.I12])" office:value-type="float" office:value="0.344" calcext:value-type="float">
            <text:p>0.34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lspisser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lspisser_20_1" draw:display-name="Pilspisser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 style:data-style-name="N2" text:time-value="10:38:11.810467596">00:00:00</text:time></text:p>
        </style:region-right>
      </style:header>
      <style:header-left style:display="false"/>
      <style:header-first style:display="false"/>
      <style:footer>
        <text:p>Sid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3:50:49.813040906</meta:creation-date>
    <dc:date>2024-03-18T16:47:36.598592150</dc:date>
    <meta:editing-duration>PT15H50M32S</meta:editing-duration>
    <meta:editing-cycles>14</meta:editing-cycles>
    <meta:generator>LibreOffice/7.6.4.1$Linux_X86_64 LibreOffice_project/60$Build-1</meta:generator>
    <meta:document-statistic meta:table-count="3" meta:cell-count="84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069cm" svg:y="0.29cm" chart:style-name="ch2">
          <text:p>Difference from ideal based on number of sqrt iterations</text:p>
        </chart:title>
        <chart:legend chart:legend-position="end" svg:x="13.146cm" svg:y="4.204cm" style:legend-expansion="high" chart:style-name="ch3"/>
        <chart:plot-area chart:style-name="ch4" table:cell-range-address="'Alpha Results'.N19:'Alpha Results'.N40 'Alpha Results'.Z19:'Alpha Results'.Z40" chart:data-source-has-labels="both" svg:x="1.33cm" svg:y="1.275cm" svg:width="11.497cm" svg:height="6.57cm">
          <chart:coordinate-region svg:x="2.057cm" svg:y="1.475cm" svg:width="10.583cm" svg:height="5.723cm"/>
          <chart:axis chart:dimension="x" chart:name="primary-x" chart:style-name="ch5" chartooo:axis-type="auto">
            <chartooo:date-scale/>
            <chart:title svg:x="6.941cm" svg:y="8.025cm" chart:style-name="ch6">
              <text:p>k</text:p>
            </chart:title>
            <chart:categories table:cell-range-address="'Alpha Results'.N19:'Alpha Results'.N40"/>
          </chart:axis>
          <chart:axis chart:dimension="y" chart:name="primary-y" chart:style-name="ch5">
            <chart:title svg:x="0.451cm" svg:y="5.332cm" chart:style-name="ch7">
              <text:p>difference</text:p>
            </chart:title>
            <chart:grid chart:style-name="ch8" chart:class="major"/>
          </chart:axis>
          <chart:series chart:style-name="ch9" chart:values-cell-range-address="'Alpha Results'.Z19:'Alpha Results'.Z40" loext:label-string="difference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lpha Results'.N19:'Alpha Results'.N40</svg:desc>
                </draw:g>
              </table:table-cell>
              <table:table-cell office:value-type="float" office:value="0.74">
                <text:p>0.74</text:p>
                <draw:g>
                  <svg:desc>'Alpha Results'.Z19:'Alpha Results'.Z4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6">
                <text:p>0.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title svg:x="6.248cm" svg:y="0.316cm" chart:style-name="ch2">
          <text:p>Gas cost of sqrt </text:p>
        </chart:title>
        <chart:legend chart:legend-position="end" svg:x="13.992cm" svg:y="3.705cm" style:legend-expansion="high" chart:style-name="ch3"/>
        <chart:plot-area chart:style-name="ch4" table:cell-range-address="'Alpha Results'.N19:'Alpha Results'.N40 'Alpha Results'.W19:'Alpha Results'.Y40" chart:data-source-has-labels="both" svg:x="1.33cm" svg:y="1.275cm" svg:width="12.343cm" svg:height="6.569cm">
          <chart:coordinate-region svg:x="2.692cm" svg:y="1.475cm" svg:width="10.794cm" svg:height="5.722cm"/>
          <chart:axis chart:dimension="x" chart:name="primary-x" chart:style-name="ch5" chartooo:axis-type="auto">
            <chartooo:date-scale/>
            <chart:title svg:x="7.364cm" svg:y="8.024cm" chart:style-name="ch6">
              <text:p>k</text:p>
            </chart:title>
            <chart:categories table:cell-range-address="'Alpha Results'.N19:'Alpha Results'.N40"/>
          </chart:axis>
          <chart:axis chart:dimension="y" chart:name="primary-y" chart:style-name="ch5">
            <chart:title svg:x="0.451cm" svg:y="4.881cm" chart:style-name="ch7">
              <text:p>gas</text:p>
            </chart:title>
            <chart:grid chart:style-name="ch8" chart:class="major"/>
          </chart:axis>
          <chart:series chart:style-name="ch9" chart:values-cell-range-address="'Alpha Results'.W19:'Alpha Results'.W40" loext:label-string="max" chart:class="chart:line">
            <chart:data-point chart:repeated="22"/>
          </chart:series>
          <chart:series chart:style-name="ch10" chart:values-cell-range-address="'Alpha Results'.X19:'Alpha Results'.X40" loext:label-string="min" chart:class="chart:line">
            <chart:data-point chart:repeated="22"/>
          </chart:series>
          <chart:series chart:style-name="ch11" chart:values-cell-range-address="'Alpha Results'.Y19:'Alpha Results'.Y40" loext:label-string="avg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</table:table-cell>
              <table:table-cell office:value-type="string">
                <text:p>min</text:p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lpha Results'.N19:'Alpha Results'.N40</svg:desc>
                </draw:g>
              </table:table-cell>
              <table:table-cell office:value-type="float" office:value="148935">
                <text:p>148935</text:p>
                <draw:g>
                  <svg:desc>'Alpha Results'.W19:'Alpha Results'.W40</svg:desc>
                </draw:g>
              </table:table-cell>
              <table:table-cell office:value-type="float" office:value="247780">
                <text:p>247780</text:p>
                <draw:g>
                  <svg:desc>'Alpha Results'.X19:'Alpha Results'.X40</svg:desc>
                </draw:g>
              </table:table-cell>
              <table:table-cell office:value-type="float" office:value="185387">
                <text:p>185387</text:p>
                <draw:g>
                  <svg:desc>'Alpha Results'.Y19:'Alpha Results'.Y4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3543">
                <text:p>153543</text:p>
              </table:table-cell>
              <table:table-cell office:value-type="float" office:value="317506">
                <text:p>317506</text:p>
              </table:table-cell>
              <table:table-cell office:value-type="float" office:value="188962">
                <text:p>1889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8151">
                <text:p>158151</text:p>
              </table:table-cell>
              <table:table-cell office:value-type="float" office:value="324755">
                <text:p>324755</text:p>
              </table:table-cell>
              <table:table-cell office:value-type="float" office:value="193567">
                <text:p>1935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2759">
                <text:p>162759</text:p>
              </table:table-cell>
              <table:table-cell office:value-type="float" office:value="261593">
                <text:p>261593</text:p>
              </table:table-cell>
              <table:table-cell office:value-type="float" office:value="197277">
                <text:p>1972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7367">
                <text:p>167367</text:p>
              </table:table-cell>
              <table:table-cell office:value-type="float" office:value="265571">
                <text:p>265571</text:p>
              </table:table-cell>
              <table:table-cell office:value-type="float" office:value="195822">
                <text:p>1958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1975">
                <text:p>171975</text:p>
              </table:table-cell>
              <table:table-cell office:value-type="float" office:value="270009">
                <text:p>270009</text:p>
              </table:table-cell>
              <table:table-cell office:value-type="float" office:value="211234">
                <text:p>2112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6583">
                <text:p>176583</text:p>
              </table:table-cell>
              <table:table-cell office:value-type="float" office:value="338535">
                <text:p>338535</text:p>
              </table:table-cell>
              <table:table-cell office:value-type="float" office:value="216832">
                <text:p>2168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1191">
                <text:p>181191</text:p>
              </table:table-cell>
              <table:table-cell office:value-type="float" office:value="286123">
                <text:p>286123</text:p>
              </table:table-cell>
              <table:table-cell office:value-type="float" office:value="213523">
                <text:p>21352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5799">
                <text:p>185799</text:p>
              </table:table-cell>
              <table:table-cell office:value-type="float" office:value="282003">
                <text:p>282003</text:p>
              </table:table-cell>
              <table:table-cell office:value-type="float" office:value="215953">
                <text:p>2159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0407">
                <text:p>190407</text:p>
              </table:table-cell>
              <table:table-cell office:value-type="float" office:value="289241">
                <text:p>289241</text:p>
              </table:table-cell>
              <table:table-cell office:value-type="float" office:value="223452">
                <text:p>2234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6487">
                <text:p>236487</text:p>
              </table:table-cell>
              <table:table-cell office:value-type="float" office:value="335332">
                <text:p>335332</text:p>
              </table:table-cell>
              <table:table-cell office:value-type="float" office:value="267291">
                <text:p>2672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9527">
                <text:p>259527</text:p>
              </table:table-cell>
              <table:table-cell office:value-type="float" office:value="358361">
                <text:p>358361</text:p>
              </table:table-cell>
              <table:table-cell office:value-type="float" office:value="295466">
                <text:p>29546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4135">
                <text:p>264135</text:p>
              </table:table-cell>
              <table:table-cell office:value-type="float" office:value="362980">
                <text:p>362980</text:p>
              </table:table-cell>
              <table:table-cell office:value-type="float" office:value="301195">
                <text:p>30119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68743">
                <text:p>268743</text:p>
              </table:table-cell>
              <table:table-cell office:value-type="float" office:value="366947">
                <text:p>366947</text:p>
              </table:table-cell>
              <table:table-cell office:value-type="float" office:value="303961">
                <text:p>30396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77959">
                <text:p>277959</text:p>
              </table:table-cell>
              <table:table-cell office:value-type="float" office:value="376793">
                <text:p>376793</text:p>
              </table:table-cell>
              <table:table-cell office:value-type="float" office:value="317740">
                <text:p>31774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2567">
                <text:p>282567</text:p>
              </table:table-cell>
              <table:table-cell office:value-type="float" office:value="378771">
                <text:p>378771</text:p>
              </table:table-cell>
              <table:table-cell office:value-type="float" office:value="327258">
                <text:p>32725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87175">
                <text:p>287175</text:p>
              </table:table-cell>
              <table:table-cell office:value-type="float" office:value="449127">
                <text:p>449127</text:p>
              </table:table-cell>
              <table:table-cell office:value-type="float" office:value="333062">
                <text:p>33306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91752">
                <text:p>291752</text:p>
              </table:table-cell>
              <table:table-cell office:value-type="float" office:value="390597">
                <text:p>390597</text:p>
              </table:table-cell>
              <table:table-cell office:value-type="float" office:value="337332">
                <text:p>33733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95530">
                <text:p>295530</text:p>
              </table:table-cell>
              <table:table-cell office:value-type="float" office:value="394386">
                <text:p>394386</text:p>
              </table:table-cell>
              <table:table-cell office:value-type="float" office:value="342608">
                <text:p>34260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97741">
                <text:p>297741</text:p>
              </table:table-cell>
              <table:table-cell office:value-type="float" office:value="462345">
                <text:p>462345</text:p>
              </table:table-cell>
              <table:table-cell office:value-type="float" office:value="343019">
                <text:p>34301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97741">
                <text:p>297741</text:p>
              </table:table-cell>
              <table:table-cell office:value-type="float" office:value="562334">
                <text:p>562334</text:p>
              </table:table-cell>
              <table:table-cell office:value-type="float" office:value="344007">
                <text:p>3440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97741">
                <text:p>297741</text:p>
              </table:table-cell>
              <table:table-cell office:value-type="float" office:value="462345">
                <text:p>462345</text:p>
              </table:table-cell>
              <table:table-cell office:value-type="float" office:value="345622">
                <text:p>3456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